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Times"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paragraph-properties fo:margin-bottom="0.1667in"/>
      <style:text-properties style:font-name="Songti TC" fo:font-size="12.0pt" fo:background-color="#ececec"/>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text-properties style:font-name="LiHei Pro"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良哲</text:span><text:s/>  |  2013.10.25 16:15   |   <text:a xlink:type="simple" xlink:href="http://palinfo.habago.org/Entry?Command=Information_PrintForum&amp;iPage=463#FORUM32067"><text:span text:style-name="T2">#</text:span></text:a></text:p>
      <text:p text:style-name="P2"><text:span text:style-name="T1">啊朋友再见！</text:span><text:line-break/>http://youtu.be/6FrA7guV6Ys</text:p>
      <text:p text:style-name="P1"><text:span text:style-name="T1">世主</text:span><text:s/>  |  2013.10.25 14:45   |   <text:a xlink:type="simple" xlink:href="http://palinfo.habago.org/Entry?Command=Information_PrintForum&amp;iPage=463#FORUM32066"><text:span text:style-name="T2">#</text:span></text:a></text:p>
      <text:p text:style-name="P3">曾在路上經過一個長長的送葬隊伍，聽他們播放的歌中念念有詞，<text:span text:style-name="T3">"</text:span>君不見<text:span text:style-name="T3">...</text:span>君不見<text:span text:style-name="T3">..."</text:span>，覺得吟唱得很好聽，跟了一陣，仔細一聽又聽到<text:span text:style-name="T3">"</text:span>將進酒，杯莫停<text:span text:style-name="T3">"</text:span>，才恍然記起是李白的將進酒，用閩南語吟唱的<text:span text:style-name="T3">. </text:span>心想不知道是誰死了之後還想喝將進酒，難道不知身體已冰冷，再也熱不起來了？也許死的那人不甘為人，願當千年吸血殭屍，永遠守候一個未竟的夢吧？網路上找到比較接近那天聽到的版本，願以此曲當酒，遙敬那片山上之花<text:span text:style-name="T3">.<text:line-break/>https://www.youtube.com/watch?v=uf84kwFVGPg</text:span></text:p>
      <text:p text:style-name="P1"><text:span text:style-name="T1">陳真</text:span><text:s/>  |  2013.10.25 04:50   |   <text:a xlink:type="simple" xlink:href="http://palinfo.habago.org/Entry?Command=Information_PrintForum&amp;iPage=463#FORUM32065"><text:span text:style-name="T2">#</text:span></text:a></text:p>
      <text:p text:style-name="P2">(<text:span text:style-name="T1">再續</text:span>)<text:line-break/><text:line-break/><text:span text:style-name="T1">有人說</text:span><text:s/>Bella Ciao <text:span text:style-name="T1">充滿歡樂</text:span>,<text:span text:style-name="T1">吵吵鬧鬧的</text:span>,<text:span text:style-name="T1">哪有催淚</text:span>? <text:span text:style-name="T1">但我聽第一遍就心碎</text:span>,<text:span text:style-name="T1">這旋律在我聽起來無盡悲傷</text:span>,<text:span text:style-name="T1">很少有音樂如此打動我心</text:span>,<text:span text:style-name="T1">不知道是哪個頻率起了共鳴</text:span>,<text:span text:style-name="T1">產生化學反應</text:span>.<text:line-break/><text:line-break/><text:span text:style-name="T1">悲傷形式也許有很多種</text:span>,<text:span text:style-name="T1">哭哭啼啼的最討人厭</text:span>,<text:span text:style-name="T1">但有那麼一種悲傷充滿歡樂和無畏的勇氣</text:span>,<text:span text:style-name="T1">一種不得不然彷彿命定但卻充滿浪漫豪情的悲傷最動人</text:span>.<text:line-break/><text:line-break/><text:span text:style-name="T1">說不清是悲或喜</text:span>,<text:span text:style-name="T1">生命很痛苦</text:span>,<text:span text:style-name="T1">但它終究是美麗的</text:span>,<text:span text:style-name="T1">愉悅的</text:span>,<text:span text:style-name="T1">勇敢浪漫無須哭天搶地的</text:span>,<text:span text:style-name="T1">我們總有辦法在絕望中找到一點樂趣和希望</text:span>;<text:span text:style-name="T1">哪天就算我自殺了</text:span>,<text:span text:style-name="T1">來到地獄</text:span>,<text:span text:style-name="T1">閻羅王問起話來</text:span>,<text:span text:style-name="T1">我還是會給生命打個一百分的美麗</text:span>.<text:line-break/><text:line-break/>Kusturica<text:span text:style-name="T1">的電影</text:span><text:s/>"<text:span text:style-name="T1">黑貓白貓</text:span>" <text:span text:style-name="T1">片頭有個人在船上拿著小提琴用嘴巴鋸</text:span>,<text:span text:style-name="T1">很好笑</text:span>,<text:span text:style-name="T1">很浪漫</text:span>,<text:span text:style-name="T1">很感動</text:span>. <text:span text:style-name="T1">有一次去參加</text:span>Kusturica<text:span text:style-name="T1">的</text:span><text:s/>"<text:span text:style-name="T1">不抽煙樂團</text:span>" <text:span text:style-name="T1">演唱會</text:span>,<text:span text:style-name="T1">這個演員就是該樂團的小提琴手</text:span>. <text:span text:style-name="T1">那天他在舞台上也是用各種搞笑方法拉小提琴</text:span>,<text:span text:style-name="T1">甚至還一群人架起竹竿或插在屁股亂拉一通</text:span>,<text:span text:style-name="T1">非常好笑</text:span>,<text:span text:style-name="T1">群眾手舞足蹈</text:span>,<text:span text:style-name="T1">樂成一團</text:span>. <text:span text:style-name="T1">一個人一輩子如果能有這樣一刻</text:span>,<text:span text:style-name="T1">那他也許就不該說他的生命悲苦白來世上一遭</text:span>. <text:span text:style-name="T1">周星馳說得對</text:span>,"<text:span text:style-name="T1">一萬年太長了</text:span>,<text:span text:style-name="T1">只爭朝夕</text:span>." <text:span text:style-name="T1">人生能有這麼一個歡愉片刻</text:span>,<text:span text:style-name="T1">也許就足夠撐過大半場的天災人禍悲苦惆悵</text:span>.<text:line-break/><text:line-break/><text:span text:style-name="T1">必聽</text:span>: <text:line-break/>https://www.youtube.com/watch?v=pSUdDlOCZiA<text:line-break/><text:line-break/><text:span text:style-name="T1">必聽</text:span>: <text:line-break/>https://www.youtube.com/watch?v=4CI3lhyNKfo&amp;list=TLCnCLShbgw8-k7ghWGWzUmrMa11wePEyX<text:line-break/><text:line-break/><text:span text:style-name="T1">必聽</text:span>: <text:line-break/>https://www.youtube.com/watch?v=ktHQ8OXNv94<text:line-break/><text:line-break/><text:span text:style-name="T1">必聽</text:span>: <text:line-break/>https://www.youtube.com/watch?v=VS8GIqjPVHM&amp;list=RD02wsTsjp0Knfc<text:line-break/><text:line-break/><text:span text:style-name="T1">必聽</text:span>:<text:line-break/>https://www.youtube.com/watch?v=hRR2OOvn3Ew<text:line-break/><text:line-break/><text:span text:style-name="T1">必聽</text:span>:<text:line-break/>https://www.youtube.com/watch?v=f16__bCPsgY<text:line-break/><text:line-break/><text:span text:style-name="T1">必聽</text:span>:<text:line-break/>https://www.youtube.com/watch?v=SNocyz1NRjA<text:line-break/><text:line-break/><text:span text:style-name="T1">必聽</text:span>: <text:line-break/>https://www.youtube.com/watch?v=VS8GIqjPVHM<text:line-break/><text:line-break/><text:span text:style-name="T1">必聽</text:span>:<text:line-break/>https://www.youtube.com/watch?v=01NCBiVxJgs</text:p>
      <text:p text:style-name="P1"><text:span text:style-name="T1">陳真</text:span><text:s/>  |  2013.10.23 21:14   |   <text:a xlink:type="simple" xlink:href="http://palinfo.habago.org/Entry?Command=Information_PrintForum&amp;iPage=463#FORUM32064"><text:span text:style-name="T2">#</text:span></text:a></text:p>
      <text:p text:style-name="P3"><text:span text:style-name="T3">(</text:span>續<text:span text:style-name="T3">)<text:line-break/><text:line-break/></text:span>參加過<text:span text:style-name="T3"><text:s/>Bregovic </text:span>以及<text:span text:style-name="T3"><text:s/>Kusturica </text:span>演唱會好幾次<text:span text:style-name="T3">,</text:span>有一次還特地去到法國南部一個美麗小鎮<text:span text:style-name="T3">,</text:span>各地場面熱烈動人<text:span text:style-name="T3">,</text:span>非親身經歷難以體會<text:span text:style-name="T3">. <text:line-break/><text:line-break/>Kusturica</text:span>的電影常有一群人手持大小各種樂器<text:span text:style-name="T3">,</text:span>不論喜事禍事<text:span text:style-name="T3">,</text:span>一邊演奏<text:span text:style-name="T3">,</text:span>一邊就追著主角跑<text:span text:style-name="T3">. </text:span>有一回<text:span text:style-name="T3">,</text:span>開演前<text:span text:style-name="T3">,</text:span>原本應出現舞台上的樂隊<text:span text:style-name="T3">,</text:span>卻像電影那樣<text:span text:style-name="T3">,</text:span>從人群裏吹吹打打冒了出來<text:span text:style-name="T3">,</text:span>群眾為之瘋狂<text:span text:style-name="T3">. </text:span>人生充滿痛苦<text:span text:style-name="T3">,</text:span>一刻春宵縱然短暫<text:span text:style-name="T3">,</text:span>卻彷彿能解千愁<text:span text:style-name="T3">. <text:line-break/><text:line-break/></text:span>雷諾瓦說<text:span text:style-name="T3">,"</text:span>痛苦會過去<text:span text:style-name="T3">,</text:span>美麗會留下<text:span text:style-name="T3">." </text:span>對我來說<text:span text:style-name="T3">,</text:span>生命有多長<text:span text:style-name="T3">,</text:span>痛苦便有多久<text:span text:style-name="T3">;</text:span>痛苦始終存在而不曾過去<text:span text:style-name="T3">,</text:span>但美麗卻讓痛苦彷彿長了翅膀而不再如此沉重<text:span text:style-name="T3">.<text:line-break/><text:line-break/></text:span>忍不住去查了一下<text:span text:style-name="T3"><text:s/>Bella ciao</text:span>這首歌<text:span text:style-name="T3">,</text:span>原曲是二戰期間一首義大利民謠<text:span text:style-name="T3">. </text:span>作者已不可考<text:span text:style-name="T3">,</text:span>改編者眾<text:span text:style-name="T3">,</text:span>據說是舉世無政府主義者的<text:span text:style-name="T3"><text:s/>"</text:span>國歌<text:span text:style-name="T3">".<text:line-break/><text:line-break/>http://zh.wikipedia.org/wiki/%E5%95%8A%E6%9C%8B%E5%8F%8B%E5%86%8D%E8%A7%81#.E4.B8.AD.E6.96.87.E7.89.88.E6.9C.AC<text:line-break/><text:line-break/></text:span>歌詞大約是說<text:span text:style-name="T3">:<text:line-break/><text:line-break/></text:span>那天清晨<text:span text:style-name="T3">,</text:span>我從夢裏醒來<text:span text:style-name="T3">. </text:span>侵略者來了<text:span text:style-name="T3">! </text:span>姑娘<text:span text:style-name="T3">,</text:span>再見<text:span text:style-name="T3">! </text:span>我要去打游擊了<text:span text:style-name="T3">. </text:span>非我所願<text:span text:style-name="T3">,</text:span>但我實在無法忍受這一切<text:span text:style-name="T3">. </text:span>姑娘<text:span text:style-name="T3">,</text:span>再見<text:span text:style-name="T3">! </text:span>如果我在戰鬥裏犧牲了<text:span text:style-name="T3">,</text:span>請妳把我埋在那高山上<text:span text:style-name="T3">,</text:span>在我墳前種一朵花<text:span text:style-name="T3">. </text:span>每當有人從這裏走過<text:span text:style-name="T3">,</text:span>他們會說<text:span text:style-name="T3">: "</text:span>哇<text:span text:style-name="T3">!</text:span>好美的花<text:span text:style-name="T3">." </text:span>戰士之花<text:span text:style-name="T3">,</text:span>為愛凋零<text:span text:style-name="T3">. </text:span>姑娘<text:span text:style-name="T3">,</text:span>再見<text:span text:style-name="T3">!</text:span></text:p>
      <text:p text:style-name="P1"><text:span text:style-name="T1">陳真</text:span><text:s/>  |  2013.10.23 14:15   |   <text:a xlink:type="simple" xlink:href="http://palinfo.habago.org/Entry?Command=Information_PrintForum&amp;iPage=463#FORUM32063"><text:span text:style-name="T2">#</text:span></text:a></text:p>
      <text:p text:style-name="P4">音樂真是很奇怪的東西<text:span text:style-name="T3">,</text:span>跟數學一樣<text:span text:style-name="T3">,</text:span>純粹<text:span text:style-name="T3">,</text:span>乾淨<text:span text:style-name="T3">,</text:span>這曲唱些什麼一個字也聽不懂<text:span text:style-name="T3">,</text:span>但人心的感動卻似乎跟命題語意無甚關聯<text:span text:style-name="T3">. </text:span>文學哲學也一樣<text:span text:style-name="T3">,</text:span>只是用文字表達的一種音樂<text:span text:style-name="T3">,</text:span>似乎也沒有什麼懂不懂的問題<text:span text:style-name="T3">.<text:line-break/><text:line-break/>Goran Bregovic</text:span>和<text:span text:style-name="T3"><text:s/>Emir Kusturica </text:span>是鄰居<text:span text:style-name="T3">,</text:span>自小友好<text:span text:style-name="T3">,</text:span>長大鬧翻之後<text:span text:style-name="T3">,</text:span>兩敗俱傷<text:span text:style-name="T3">. </text:span>一個音樂從此少了血肉<text:span text:style-name="T3">,</text:span>一個電影少了韻味<text:span text:style-name="T3">. </text:span>但<text:span text:style-name="T3">Kusturica</text:span>說<text:span text:style-name="T3">,</text:span>如果一個天才是個王八蛋<text:span text:style-name="T3">,</text:span>他寧可不要這個天才<text:span text:style-name="T3">. </text:span>我對此態度存疑<text:span text:style-name="T3">,</text:span>因為天才是怪胎<text:span text:style-name="T3">,</text:span>是另一種生物<text:span text:style-name="T3">,</text:span>萬法皆空<text:span text:style-name="T3">,</text:span>自成一個星球<text:span text:style-name="T3">,</text:span>沒有王不王八蛋的現實問題<text:span text:style-name="T3">.<text:line-break/><text:line-break/>Bregovic</text:span>自從和<text:span text:style-name="T3">Kusturica </text:span>拆夥之後<text:span text:style-name="T3">,</text:span>雖然只要是他的音樂我都會買<text:span text:style-name="T3">,</text:span>但似乎沒再聽他創作出像過去那般動人的音樂<text:span text:style-name="T3">. </text:span>直到昨天買了他的新專輯<text:span text:style-name="T3"><text:s/>Champagne for Gypsies,</text:span>感覺過去那個<text:span text:style-name="T3"><text:s/>Bregovic</text:span>似乎又回到眼前<text:span text:style-name="T3">,</text:span>一夜難眠<text:span text:style-name="T3">. <text:line-break/><text:line-break/></text:span>特別是底下這一首<text:span text:style-name="T3">,</text:span>悲歡豪情<text:span text:style-name="T3">,</text:span>浪漫催淚<text:span text:style-name="T3">,</text:span>彷彿我就是這麼活過來的<text:span text:style-name="T3">;</text:span>從今天凌晨兩點到現在我已經聽了一百多遍<text:span text:style-name="T3">.</text:span>於是一早傳令下去<text:span text:style-name="T3">,</text:span>將來我墳上這首也將列為必選曲<text:span text:style-name="T3">.<text:line-break/><text:line-break/>https://www.youtube.com/watch?v=OyMA84-mowI<text:line-break/><text:line-break/>https://www.youtube.com/watch?v=bv5ct8R21Io<text:line-break/><text:line-break/></text:span></text:p>
      <text:p text:style-name="P1"><text:span text:style-name="T1">怡靜</text:span><text:s/>  |  2013.10.13 12:41   |   <text:a xlink:type="simple" xlink:href="http://palinfo.habago.org/Entry?Command=Information_PrintForum&amp;iPage=463#FORUM32062"><text:span text:style-name="T2">#</text:span></text:a></text:p>
      <text:p text:style-name="P5"><text:span text:style-name="T1">衛報上一個有關</text:span>Guantanamo<text:span text:style-name="T1">囚犯絕食的動畫短片</text:span><text:line-break/><text:line-break/>Guantánamo Bay: The Hunger Strikes - video animation<text:line-break/><text:line-break/>http://www.theguardian.com/world/video/2013/oct/11/guantanamo-bay-hunger-strikes-video-animation?CMP=twt_gu<text:line-break/><text:line-break/>In March 2013, reports of a hunger strike at Guantánamo Bay, the US detention camp in Cuba, began to surface. Details were sketchy and were contradicted by statements from the US military. Now, using testimony from five detainees, this animated film reveals the daily brutality of life inside Guantánamo. Today there are 17 prisoners still on hunger strike, 16 of whom are being force-fed. Two are in hospital</text:p>
      <text:p text:style-name="P1"><text:span text:style-name="T1">陳真</text:span><text:s/>  |  2013.10.08 00:52   |   <text:a xlink:type="simple" xlink:href="http://palinfo.habago.org/Entry?Command=Information_PrintForum&amp;iPage=463#FORUM32061"><text:span text:style-name="T2">#</text:span></text:a></text:p>
      <text:p text:style-name="P4">學姐問匿名綠色人渣是哪一個<text:span text:style-name="T3">,</text:span>說她看不出所謂<text:span text:style-name="T3"><text:s/>"</text:span>張三<text:span text:style-name="T3">" </text:span>是綠的<text:span text:style-name="T3">. </text:span>我指的是底下那個什麼<text:span text:style-name="T3">monet</text:span>的<text:span text:style-name="T3">,</text:span>請把滑鼠按住<text:span text:style-name="T3">,</text:span>然後往下找就可看到<text:span text:style-name="T3">. <text:line-break/><text:line-break/></text:span>每次只要對那個黨寫文章略有不敬<text:span text:style-name="T3">,</text:span>便會招來各種各位難以想像的報應和禍端<text:span text:style-name="T3">. <text:line-break/><text:line-break/></text:span>你要判斷一個地區誰是政治正確的一方很容易<text:span text:style-name="T3">,</text:span>如果你罵甲方<text:span text:style-name="T3">,</text:span>保證安全無虞<text:span text:style-name="T3">,</text:span>不但絕對不會有任何報應或懲罰<text:span text:style-name="T3">,</text:span>而且很多人還會給你掌聲<text:span text:style-name="T3">,</text:span>誇你很愛國愛鄉愛台愛什麼之類<text:span text:style-name="T3">,</text:span>甚至有助於你的前途<text:span text:style-name="T3">; </text:span>反之<text:span text:style-name="T3">,</text:span>若你對某乙稍有不敬<text:span text:style-name="T3">,</text:span>一堆陰陰暗暗的可怕人事物馬上就會發生在你身上<text:span text:style-name="T3">. </text:span>這時候<text:span text:style-name="T3">,</text:span>如果你夠聰明<text:span text:style-name="T3">, </text:span>就該知道在這種朝代應該舉哪一色旗<text:span text:style-name="T3">.<text:line-break/><text:line-break/></text:span>白色恐怖的年代<text:span text:style-name="T3">,</text:span>一個忠黨愛國充滿中產品味浪漫情懷的學妹<text:span text:style-name="T3">,</text:span>有一天<text:span text:style-name="T3">,</text:span>很哀怨地跟我說<text:span text:style-name="T3">,</text:span>她好羨慕同盟會中興會推翻滿清的那個年代<text:span text:style-name="T3">,</text:span>她說<text:span text:style-name="T3">,</text:span>那時候大家好有理想<text:span text:style-name="T3">,</text:span>好有革命情懷<text:span text:style-name="T3">,</text:span>例如林覺民<text:span text:style-name="T3">,</text:span>愛妻至深卻仍義無反顧搞革命<text:span text:style-name="T3">, </text:span>真是帥爆了<text:span text:style-name="T3">.<text:line-break/><text:line-break/></text:span>我聽後無言<text:span text:style-name="T3">.<text:line-break/><text:line-break/></text:span>同樣地<text:span text:style-name="T3">,</text:span>在<text:span text:style-name="T3">30</text:span>年後的今天<text:span text:style-name="T3">,</text:span>我仍然經常聽到類似的聲音<text:span text:style-name="T3">,</text:span>說什麼過去哪個年代<text:span text:style-name="T3">,</text:span>青年男女浪漫反抗捍衛異議<text:span text:style-name="T3">,</text:span>真是帥呆了<text:span text:style-name="T3">,</text:span>於是也學起那個模樣<text:span text:style-name="T3">,</text:span>在大家的掌聲與歡呼聲中<text:span text:style-name="T3">,</text:span>依樣畫葫蘆地搞所謂抗爭<text:span text:style-name="T3">,</text:span>實在很好笑<text:span text:style-name="T3">. </text:span>天底下怎麼可能會有張牙舞爪橫行無阻氣燄囂張的反對者或異議份子<text:span text:style-name="T3">? </text:span>顧名思議<text:span text:style-name="T3">,</text:span>既然是異議<text:span text:style-name="T3">,</text:span>一定是異於主流<text:span text:style-name="T3">,</text:span>異於政治正確<text:span text:style-name="T3">,</text:span>異於烏合之眾<text:span text:style-name="T3">,</text:span>異於民粹<text:span text:style-name="T3">;</text:span>既然是異議<text:span text:style-name="T3">,</text:span>意味著敢持此議者勢必招來禍端<text:span text:style-name="T3">,</text:span>勢必眾人喊打<text:span text:style-name="T3">.<text:line-break/><text:line-break/></text:span>每個年代都會有一些頭殼壞去的蠢蛋或壞蛋<text:span text:style-name="T3">,</text:span>根據某種純屬虛構的所謂<text:span text:style-name="T3"><text:s/>"</text:span>歷史<text:span text:style-name="T3">",</text:span>複製同樣的主流戲碼<text:span text:style-name="T3">.<text:line-break/><text:line-break/></text:span>時光如果倒流<text:span text:style-name="T3">,</text:span>如果我能有所選擇<text:span text:style-name="T3">,</text:span>我絕不會再把哪怕只是一秒鐘的青春浪費在我曾走過的痛苦道路上<text:span text:style-name="T3">,</text:span>因為一切似乎只是枉然<text:span text:style-name="T3">. </text:span>有些東西的改變需要千百年<text:span text:style-name="T3">,</text:span>但人的一生卻只是數十寒暑<text:span text:style-name="T3">,</text:span>往前看去<text:span text:style-name="T3">,</text:span>絲毫看不到千百年後那個傳說中的太平盛世<text:span text:style-name="T3">,</text:span>就猶如我看不到上帝國將會來臨一般<text:span text:style-name="T3">.</text:span></text:p>
      <text:p text:style-name="P1"><text:span text:style-name="T1">陳真</text:span><text:s/>  |  2013.10.07 12:17   |   <text:a xlink:type="simple" xlink:href="http://palinfo.habago.org/Entry?Command=Information_PrintForum&amp;iPage=463#FORUM32060"><text:span text:style-name="T2">#</text:span></text:a></text:p>
      <text:p text:style-name="P3"><text:span text:style-name="T3">(</text:span>續<text:span text:style-name="T3">)<text:line-break/><text:line-break/></text:span>在過去<text:span text:style-name="T3">,</text:span>因為資訊封閉<text:span text:style-name="T3">,</text:span>許多人被蒙蔽<text:span text:style-name="T3">,</text:span>一旦接觸到島外的世界<text:span text:style-name="T3">,</text:span>想法就變了<text:span text:style-name="T3">. </text:span>對於這樣一些曾經是忠黨愛國者<text:span text:style-name="T3">,</text:span>你也許可以說他不是很聰明<text:span text:style-name="T3"><text:s/>(</text:span>否則他就不會這麼輕易被政治所洗腦<text:span text:style-name="T3">),</text:span>但你不能說他品格有問題<text:span text:style-name="T3">. </text:span>因為<text:span text:style-name="T3">,</text:span>在黨國的標準說法中<text:span text:style-name="T3">,</text:span>凡是對愛鄉愛民的黨國不敬者<text:span text:style-name="T3">,</text:span>都是敵人<text:span text:style-name="T3">,</text:span>因此<text:span text:style-name="T3">,</text:span>他仍然還是秉持著良善來傷害那些他以為是壞人或敵人的人<text:span text:style-name="T3">.<text:line-break/><text:line-break/></text:span>但這年頭<text:span text:style-name="T3">,</text:span>資訊不虞匱乏<text:span text:style-name="T3">,</text:span>有關政治人事物的善惡是非之種種事實與資訓<text:span text:style-name="T3">,</text:span>如此明確而且大量<text:span text:style-name="T3">,</text:span>爛人好人的各種行為舉措<text:span text:style-name="T3">,</text:span>明明白白就擺在眼前<text:span text:style-name="T3">. <text:line-break/><text:line-break/></text:span>這時候便只有兩種可能<text:span text:style-name="T3">, </text:span>一種是很笨<text:span text:style-name="T3">,</text:span>笨到不應該坐火車<text:span text:style-name="T3">,</text:span>笨到連最基本的是非善惡判斷能力都缺乏<text:span text:style-name="T3">,</text:span>另一種可能就是品性很壞<text:span text:style-name="T3">. </text:span>一個人要不是品性非常差<text:span text:style-name="T3">,</text:span>他斷然不可能拼命抹黑攻擊一個行事正直良善的異己<text:span text:style-name="T3">,</text:span>卻狂熱擁戴所有惡形惡狀簡直無惡不作的政治人渣或各種齷齪的敗行劣跡<text:span text:style-name="T3">,</text:span>就只因為對方是<text:span text:style-name="T3"><text:s/>"</text:span>敵人<text:span text:style-name="T3">",</text:span>而人渣卻是<text:span text:style-name="T3"><text:s/>"</text:span>我方同志<text:span text:style-name="T3">".<text:line-break/><text:line-break/></text:span>當然還有第三個可能就是他腦子裏可能充滿許多對於所謂歷史或敵我的幻想或妄想<text:span text:style-name="T3">,</text:span>我在英國認識不少這樣的人<text:span text:style-name="T3">,</text:span>他們好像被某種跟小說跟妄想跟謊言沒兩樣的所謂<text:span text:style-name="T3"><text:s/>"</text:span>歷史<text:span text:style-name="T3">"</text:span>所迷惑<text:span text:style-name="T3">,</text:span>於是就像過去國民黨威權時代的口號那樣<text:span text:style-name="T3">: </text:span>一切力量對準敵人<text:span text:style-name="T3">,</text:span>一切力量消滅反對反共復國建國大業的敵人<text:span text:style-name="T3">. </text:span>這樣一種基本思維<text:span text:style-name="T3">,</text:span>於是成為他判斷一切人事物善惡是非的唯一標準或最高標準<text:span text:style-name="T3">,</text:span>任何次要標準與之牴觸無效<text:span text:style-name="T3">.<text:line-break/><text:line-break/></text:span>這樣一些人<text:span text:style-name="T3">,</text:span>他們基本上並不笨<text:span text:style-name="T3">,</text:span>日常品性也大多正直良善<text:span text:style-name="T3">,</text:span>但一旦觸及上述這個最高思想原則<text:span text:style-name="T3">,</text:span>就馬上一切走樣<text:span text:style-name="T3">. <text:line-break/><text:line-break/></text:span>這樣一些人有個良善的基本特徵就是<text:span text:style-name="T3">: </text:span>他們不會來陰的<text:span text:style-name="T3">,</text:span>也不會搞匿名抹黑攻擊造謠騷擾等等這些沒出息的作為<text:span text:style-name="T3">. </text:span>對於他們<text:span text:style-name="T3">,</text:span>我仍保持敬意<text:span text:style-name="T3">,</text:span>雖然對他們感到很同情<text:span text:style-name="T3">,</text:span>因為他們不知道自己在做什麼<text:span text:style-name="T3">.</text:span></text:p>
      <text:p text:style-name="P1"><text:span text:style-name="T1">陳真</text:span><text:s/>  |  2013.10.07 03:43   |   <text:a xlink:type="simple" xlink:href="http://palinfo.habago.org/Entry?Command=Information_PrintForum&amp;iPage=463#FORUM32059"><text:span text:style-name="T2">#</text:span></text:a></text:p>
      <text:p text:style-name="P4">因為後台阻擋<text:span text:style-name="T3">,</text:span>剛剛才放行了一則留言如下<text:span text:style-name="T3">.</text:span>這種匿名的抹黑文字理應直接刪除<text:span text:style-name="T3">,</text:span>不過就讓它留著吧<text:span text:style-name="T3">. <text:line-break/><text:line-break/></text:span>我常對綠營的支持者的品性和智商感到震驚<text:span text:style-name="T3">,</text:span>笨並不稀奇<text:span text:style-name="T3">,</text:span>令人震驚不可思議的是<text:span text:style-name="T3">,</text:span>怎麼會有人笨到這種程度但卻似乎完全無法察覺自己智能的極度低劣<text:span text:style-name="T3">.<text:line-break/><text:line-break/></text:span>如果有人跟我說他很綠<text:span text:style-name="T3">,</text:span>我會馬上懷疑起對方的智商<text:span text:style-name="T3">,</text:span>如果智商<text:span text:style-name="T3">ok,</text:span>我會接著懷疑起對方的人品<text:span text:style-name="T3">. </text:span>絕大部份時候<text:span text:style-name="T3">,</text:span>通常是又笨又壞<text:span text:style-name="T3">,</text:span>至少是兩者佔其一<text:span text:style-name="T3">.<text:line-break/><text:line-break/></text:span>這其實不奇怪<text:span text:style-name="T3">,</text:span>因為從一個人的自我定位<text:span text:style-name="T3">,</text:span>當然就會有又笨又壞的結論<text:span text:style-name="T3">,</text:span>因為一個人如果有點基本智商<text:span text:style-name="T3">, </text:span>他不可能會笨到連這樣爛的東西也能深深支持<text:span text:style-name="T3">. </text:span>我倒也見過一些智商<text:span text:style-name="T3">ok</text:span>的深綠<text:span text:style-name="T3">,</text:span>這類人士最好敬而遠之<text:span text:style-name="T3">,</text:span>離得越遠越好<text:span text:style-name="T3">,</text:span>因為人格品性太壞了<text:span text:style-name="T3">.<text:line-break/><text:line-break/></text:span>當然不能說這是鐵律<text:span text:style-name="T3">,</text:span>但很準就是<text:span text:style-name="T3">. </text:span>就猶如過去那些聽到蔣公就會立正聽到有人批評政府就會抓狂的忠黨愛國人士<text:span text:style-name="T3">,</text:span>你能想像他很聰明而且很正直嗎<text:span text:style-name="T3">? </text:span>他們若不是很笨就是很壞<text:span text:style-name="T3">,</text:span>或兩者兼具<text:span text:style-name="T3">.</text:span></text:p>
      <text:p text:style-name="P6"/>
      <text:p text:style-name="P1"><text:span text:style-name="T1">陳真</text:span><text:s/>  |  2013.10.07 03:16   |   <text:a xlink:type="simple" xlink:href="http://palinfo.habago.org/Entry?Command=Information_PrintForum&amp;iPage=464#FORUM32058"><text:span text:style-name="T2">#</text:span></text:a></text:p>
      <text:p text:style-name="P4">在那個黑獄年代<text:span text:style-name="T3">,</text:span>我自認是個亡命之徒<text:span text:style-name="T3">,</text:span>別說黑獄<text:span text:style-name="T3">,</text:span>我存心不要這條命了<text:span text:style-name="T3">. </text:span>當我連命都可以不要<text:span text:style-name="T3">,</text:span>槍炮黑牢便失去它的意義<text:span text:style-name="T3">. <text:line-break/><text:line-break/></text:span>但不管我介入政治多深<text:span text:style-name="T3">,</text:span>我從不談政治<text:span text:style-name="T3">,</text:span>政治不該是一種話題<text:span text:style-name="T3">,</text:span>它沒什麼好談<text:span text:style-name="T3">,</text:span>就像我們不會去討論母愛一樣<text:span text:style-name="T3">,</text:span>政治純粹是我家的事<text:span text:style-name="T3">. </text:span>我也許有時提到它<text:span text:style-name="T3">,</text:span>但我不談論<text:span text:style-name="T3">,</text:span>因為那純粹是我家的事<text:span text:style-name="T3">,</text:span>它不是一種話題<text:span text:style-name="T3">. </text:span>別人怎麼看待這些東西是他家的事<text:span text:style-name="T3">,</text:span>但我就是這樣看的<text:span text:style-name="T3">. </text:span>我講的每一句話<text:span text:style-name="T3">,</text:span>即便是以巴問題<text:span text:style-name="T3">,</text:span>也純粹是我家的事<text:span text:style-name="T3">.<text:line-break/><text:line-break/></text:span>我有無數無以名之的<text:span text:style-name="T3"><text:s/>"</text:span>追隨者<text:span text:style-name="T3">",</text:span>或正確的說法應該是說<text:span text:style-name="T3"><text:s/>"</text:span>追逐者<text:span text:style-name="T3">",</text:span>就像獵人追逐獵物一樣<text:span text:style-name="T3">,</text:span>對我緊追不捨<text:span text:style-name="T3">. </text:span>追逐者有些充滿極其邪惡的惡意<text:span text:style-name="T3">,</text:span>有些充滿仰慕之情<text:span text:style-name="T3">, </text:span>但兩者對我來說往往差不多<text:span text:style-name="T3">,</text:span>一樣誤解<text:span text:style-name="T3">.<text:line-break/><text:line-break/></text:span>例如我文章裏如果提到些什麼東西<text:span text:style-name="T3">,</text:span>我的信箱常常就會收到好多<text:span text:style-name="T3"><text:s/>"</text:span>讀者<text:span text:style-name="T3">" </text:span>來信<text:span text:style-name="T3">,</text:span>這些可怕的獵人們會好意地提供我關於我所提到的那些東西的各種資訊<text:span text:style-name="T3">,</text:span>或是努力要跟我討論有關那些東西<text:span text:style-name="T3">. </text:span>我這輩子怕永遠出不了一本書了<text:span text:style-name="T3">,</text:span>想到這些追逐者我就充滿恐懼與挫折<text:span text:style-name="T3">. <text:line-break/><text:line-break/></text:span>一首詩<text:span text:style-name="T3">,</text:span>如果裏頭出現甘啊店的字眼<text:span text:style-name="T3">,</text:span>拜託別好意寫信來告訴作者說台灣哪裏哪裏還保有甘阿店或跟我討論有關甘啊店的種種<text:span text:style-name="T3">. </text:span>我並沒有在講甘啊店<text:span text:style-name="T3">, </text:span>即便我一直提到甘啊店的字眼<text:span text:style-name="T3">. </text:span>即便甘阿店對我的確意義重大<text:span text:style-name="T3">,</text:span>那純粹也只是我家的事<text:span text:style-name="T3">,</text:span>我並不是在討論有關甘啊店的任何資訊<text:span text:style-name="T3">.<text:line-break/><text:line-break/></text:span>回到底下這位不知道是先生或小姐<text:span text:style-name="T3">,</text:span>我並沒有在討論犯罪心理學<text:span text:style-name="T3">,</text:span>也不是在討論哪個作品拍得如何<text:span text:style-name="T3">,</text:span>我講的這些完全沒有討論意義<text:span text:style-name="T3">,</text:span>因為南京大屠殺純粹也只是我家的事<text:span text:style-name="T3">.<text:line-break/><text:line-break/></text:span>別人要討論什麼我沒意見<text:span text:style-name="T3">,</text:span>但我不是在討論任何問題<text:span text:style-name="T3">,</text:span>至少不是在討論什麼經典大作或變態犯罪心理等等<text:span text:style-name="T3">.<text:line-break/><text:line-break/></text:span>至於一些相關網址<text:span text:style-name="T3">,</text:span>我並不樂意說出來源<text:span text:style-name="T3">,</text:span>因為我不願意讓我家的事變成一種口舌對象或討論分析的話題或甚至窺奇搜密的題材<text:span text:style-name="T3">. </text:span>每個人都只該想著自己家的事<text:span text:style-name="T3">,</text:span>而不該變成追逐者<text:span text:style-name="T3">,</text:span>因為不管別人說什麼<text:span text:style-name="T3">,</text:span>那純粹也都是別人家的事<text:span text:style-name="T3">. </text:span>如果你在別人家的事之中若有所感<text:span text:style-name="T3">,</text:span>那你還是只該想著別人家的事對你自己究竟有何意義可言<text:span text:style-name="T3">.<text:line-break/><text:line-break/></text:span>我當然不是反對針對公眾事務做討論<text:span text:style-name="T3">,</text:span>我只是要說<text:span text:style-name="T3">: </text:span>一件事<text:span text:style-name="T3">,</text:span>如果對你沒有任何私人意義<text:span text:style-name="T3">,</text:span>那你去討論它做什麼<text:span text:style-name="T3">? </text:span>要討論當然也不犯法<text:span text:style-name="T3">,</text:span>但別扯到我身上就是<text:span text:style-name="T3">,</text:span>那會讓我很挫折<text:span text:style-name="T3">,</text:span>因為我並不是在討論南京大屠殺<text:span text:style-name="T3">,</text:span>我也不希望參與任何空口說白話的所謂討論<text:span text:style-name="T3">,</text:span>就猶如我參與政治許久但我從來不談政治<text:span text:style-name="T3">. <text:line-break/><text:line-break/></text:span>甚至大家連你究竟是誰<text:span text:style-name="T3">,</text:span>究竟是男是女也不知道<text:span text:style-name="T3">,</text:span>這樣一種討論<text:span text:style-name="T3">,</text:span>不會太蒼白太猥褻嗎<text:span text:style-name="T3">?</text:span></text:p>
      <text:p text:style-name="P1"><text:span text:style-name="T1">張三</text:span><text:s/>  |  2013.10.06 10:33   |   <text:a xlink:type="simple" xlink:href="http://palinfo.habago.org/Entry?Command=Information_PrintForum&amp;iPage=464#FORUM32053"><text:span text:style-name="T2">#</text:span></text:a></text:p>
      <text:p text:style-name="P3"><text:span text:style-name="T3">'</text:span>地下社會<text:span text:style-name="T3">'</text:span>當初是我翻譯的字幕<text:span text:style-name="T3">,</text:span>但只能從英文二手翻譯<text:span text:style-name="T3">. </text:span>偉大而且催淚<text:span text:style-name="T3">. </text:span>初映後幾年某次免費放映時<text:span text:style-name="T3">,</text:span>看到結尾<text:span text:style-name="T3">, </text:span>滿場吸鼻聲此起彼落<text:span text:style-name="T3">. <text:line-break/></text:span>該片最重要的話是<text:span text:style-name="T3">: All wars are not wars unless a brother kills his brother. </text:span>我絞盡腦汁只能譯出<text:span text:style-name="T3">: </text:span>唯有手足相殘<text:span text:style-name="T3">, </text:span>才是真正戰爭</text:p>
      <text:p text:style-name="P1"><text:span text:style-name="T1">張三</text:span><text:s/>  |  2013.10.06 10:28   |   <text:a xlink:type="simple" xlink:href="http://palinfo.habago.org/Entry?Command=Information_PrintForum&amp;iPage=464#FORUM32052"><text:span text:style-name="T2">#</text:span></text:a></text:p>
      <text:p text:style-name="P4">因為最近在看影集<text:span text:style-name="T3"><text:s/>Millennium , </text:span>講一位有靈視的<text:span text:style-name="T3">fbi</text:span>幹員<text:span text:style-name="T3">. </text:span>前兩季探討變態殺人犯<text:span text:style-name="T3">, </text:span>非常深入罪犯心靈<text:span text:style-name="T3">.<text:line-break/></text:span>第三季探討美國政府的陰謀論<text:span text:style-name="T3">,</text:span>更是經典<text:span text:style-name="T3"><text:line-break/></text:span>華視播過<text:span text:style-name="T3">. </text:span>是<text:span text:style-name="T3">x</text:span>檔案的<text:span text:style-name="T3"><text:s/>chris carter </text:span>的大作</text:p>
      <text:p text:style-name="P1"><text:span text:style-name="T1">張三</text:span><text:s/>  |  2013.10.06 10:20   |   <text:a xlink:type="simple" xlink:href="http://palinfo.habago.org/Entry?Command=Information_PrintForum&amp;iPage=464#FORUM32051"><text:span text:style-name="T2">#</text:span></text:a></text:p>
      <text:p text:style-name="P3">白先勇也寫過<text:span text:style-name="T3">,</text:span>他赴美念書時<text:span text:style-name="T3">,</text:span>才看過南京屠殺的紀錄片<text:span text:style-name="T3">,</text:span>出戲院時心靈受到極大震撼<text:span text:style-name="T3"><text:line-break/></text:span>我現年<text:span text:style-name="T3">50,</text:span>不記得小時候國內上映過<text:span text:style-name="T3">.<text:line-break/></text:span>剛才找了幾部<text:span text:style-name="T3">. </text:span>令人憤恨的是影片下方還有許多許多日人<text:span text:style-name="T3">/</text:span>日僑用日文或英文為其祖國強辯<text:span text:style-name="T3">, </text:span>直至幾分鐘前仍有<text:span text:style-name="T3"><text:line-break/>"</text:span>收錄史上各國戰爭暴行與酷刑<text:span text:style-name="T3">", </text:span>可否請您提供網址呢</text:p>
      <text:p text:style-name="P1"><text:span text:style-name="T1">陳真</text:span><text:s/>  |  2013.10.04 03:48   |   <text:a xlink:type="simple" xlink:href="http://palinfo.habago.org/Entry?Command=Information_PrintForum&amp;iPage=464#FORUM32050"><text:span text:style-name="T2">#</text:span></text:a></text:p>
      <text:p text:style-name="P4">這兩天突然想起方孝孺<text:span text:style-name="T3">,</text:span>想起他的<text:span text:style-name="T3"><text:s/>"</text:span>便是十族又如何<text:span text:style-name="T3">?" </text:span>新任異族皇帝仰慕其文采豐盛<text:span text:style-name="T3">,</text:span>請他寫詔書<text:span text:style-name="T3">,</text:span>他給寫了四個字<text:span text:style-name="T3">: "</text:span>燕賊篡位<text:span text:style-name="T3">". </text:span>據說他是中國史上唯一一個被滅十族的人<text:span text:style-name="T3">,</text:span>一般只滅到九族<text:span text:style-name="T3">,</text:span>憑這句話<text:span text:style-name="T3">,</text:span>皇上多給他滅了師生友人算是一族<text:span text:style-name="T3">.<text:line-break/><text:line-break/></text:span>邪惡這回事<text:span text:style-name="T3">,</text:span>常縈繞我心<text:span text:style-name="T3">,</text:span>揮之不去<text:span text:style-name="T3">,</text:span>頗為痛苦<text:span text:style-name="T3">. </text:span>誅九族十族算不算邪惡<text:span text:style-name="T3">? </text:span>自然不算<text:span text:style-name="T3">. </text:span>但我始終希望這僅是史上特例<text:span text:style-name="T3">,</text:span>而非刑罰常態<text:span text:style-name="T3">.<text:line-break/><text:line-break/></text:span>今天看診空檔<text:span text:style-name="T3">,</text:span>納悶此一誅滅眾族的做法是否史實<text:span text:style-name="T3">,GOOGLE</text:span>了一下<text:span text:style-name="T3">,</text:span>發現更可怕的事<text:span text:style-name="T3">. </text:span>不但誅<text:span text:style-name="T3">,</text:span>而且是不分男女老幼赤身裸體綁於市<text:span text:style-name="T3">,</text:span>圍觀者眾<text:span text:style-name="T3">,</text:span>千刀萬剮<text:span text:style-name="T3">,</text:span>削肉挖骨凌遲至死<text:span text:style-name="T3">. </text:span>為了延長其痛苦<text:span text:style-name="T3">,</text:span>劊子手必須盡量使其清醒並活命<text:span text:style-name="T3">,</text:span>有的甚至被割肉割了數千刀才死<text:span text:style-name="T3">. </text:span>萬一死得太快<text:span text:style-name="T3">,</text:span>劊子手自己便要受罰<text:span text:style-name="T3">.<text:line-break/><text:line-break/></text:span>包括反清烈士徐錫麟<text:span text:style-name="T3">,</text:span>包括太平天國的石達開<text:span text:style-name="T3">,</text:span>都受過此刑而死<text:span text:style-name="T3">. </text:span>石被行刑時<text:span text:style-name="T3">,</text:span>目視刀下碎肉<text:span text:style-name="T3">,</text:span>無懼無憂<text:span text:style-name="T3">,</text:span>至死不出一聲<text:span text:style-name="T3">. </text:span>後人目擊<text:span text:style-name="T3">,</text:span>記下這一幕<text:span text:style-name="T3">.<text:line-break/><text:line-break/></text:span>各式刀具各種尺寸<text:span text:style-name="T3">,</text:span>應對身體不同部位<text:span text:style-name="T3">,</text:span>斷骨挑筋挖眼除骨<text:span text:style-name="T3">,</text:span>凌遲有其儀式順序<text:span text:style-name="T3">. </text:span>例如女眷先切除乳頭<text:span text:style-name="T3">,</text:span>再割雙乳<text:span text:style-name="T3">,</text:span>後挖女陰<text:span text:style-name="T3">,</text:span>為防叫聲擾人<text:span text:style-name="T3">,</text:span>有時先割除聲帶舌頭<text:span text:style-name="T3">. </text:span>為防踢踹<text:span text:style-name="T3">,</text:span>先斷其四肢大骨關節<text:span text:style-name="T3">. </text:span>行刑時<text:span text:style-name="T3">,</text:span>準備一簍子<text:span text:style-name="T3">,</text:span>切下之數千成百碎肉丟棄於中<text:span text:style-name="T3">,</text:span>或分送圍觀群眾<text:span text:style-name="T3">,</text:span>徐錫麟更被挖心命由士兵食之<text:span text:style-name="T3">.<text:line-break/><text:line-break/></text:span>最後一個被凌遲者據說是在<text:span text:style-name="T3">1905</text:span>年<text:span text:style-name="T3">,</text:span>是個僕人<text:span text:style-name="T3">,</text:span>因謀殺貴族主人公而遭凌遲<text:span text:style-name="T3">. </text:span>整個過程被當時的一位洋人錄影拍下<text:span text:style-name="T3">. </text:span>我在<text:span text:style-name="T3"><text:s/>YOUTUBE</text:span>中竟找到當時影片<text:span text:style-name="T3">. </text:span>十分殘忍<text:span text:style-name="T3">,</text:span>各位就不需要看它了<text:span text:style-name="T3">.<text:line-break/><text:line-break/></text:span>該影片由某網站上傳<text:span text:style-name="T3">. </text:span>該網站更收錄史上各國戰爭暴行與酷刑<text:span text:style-name="T3">. </text:span>我看了兩段南京大屠殺的影片<text:span text:style-name="T3">. </text:span>如果上面這段歷史僅存的凌遲影片稱得上一分的殘忍<text:span text:style-name="T3">,</text:span>那麼日軍的暴行之殘酷便是百分萬分<text:span text:style-name="T3">. </text:span>女人屍體散落一地<text:span text:style-name="T3">,</text:span>個個開張大腿<text:span text:style-name="T3">,</text:span>下陰血肉模糊<text:span text:style-name="T3">;</text:span>日軍搶過一個女人的嬰兒往空中拋<text:span text:style-name="T3">,</text:span>舉著武士刀接著<text:span text:style-name="T3">,</text:span>孩子穿腸而過<text:span text:style-name="T3">,</text:span>掛在刀上<text:span text:style-name="T3">,</text:span>日軍齜牙嘻笑<text:span text:style-name="T3">.<text:line-break/><text:line-break/></text:span>研究者說<text:span text:style-name="T3">,</text:span>小孩子的心靈軟如沙灘<text:span text:style-name="T3">,</text:span>敏感而長久<text:span text:style-name="T3">,</text:span>一句話<text:span text:style-name="T3">,</text:span>一個眼神<text:span text:style-name="T3">,</text:span>一本書<text:span text:style-name="T3">,</text:span>一段影像<text:span text:style-name="T3">,</text:span>或是哪怕只是一點風吹草動<text:span text:style-name="T3">,</text:span>畫過便是一個深深的印子<text:span text:style-name="T3">,</text:span>永留心底<text:span text:style-name="T3">.<text:line-break/><text:line-break/></text:span>我北上念高中那一年<text:span text:style-name="T3">,</text:span>看了一部記錄片有關南京大屠殺<text:span text:style-name="T3">,</text:span>看完之後忍不住衝動<text:span text:style-name="T3">,</text:span>寫了個小傳單<text:span text:style-name="T3">,</text:span>硬著頭皮<text:span text:style-name="T3">,</text:span>忍著先天的內向害羞<text:span text:style-name="T3">,</text:span>放學之後一個人在當時最熱鬧的西門町逢人就散發<text:span text:style-name="T3">,</text:span>請大家去看那部記錄片<text:span text:style-name="T3">,</text:span>傳單上頭寫著<text:span text:style-name="T3">: </text:span>我們不應該忘記戰爭<text:span text:style-name="T3">,</text:span>當我們遺忘悲劇<text:span text:style-name="T3">,</text:span>悲劇就有可能發生<text:span text:style-name="T3">.<text:line-break/><text:line-break/></text:span>我有時想<text:span text:style-name="T3">,</text:span>如果沒有那部記錄片<text:span text:style-name="T3">,</text:span>我的人生會不會從此不一樣<text:span text:style-name="T3">. </text:span>若非當時打下的這個心裏頭的印子太深<text:span text:style-name="T3">,</text:span>我恐怕不會走向社會走向街頭<text:span text:style-name="T3">,</text:span>那始終不是像我這樣自閉的人會喜歡去做的事<text:span text:style-name="T3">;</text:span>更不會再過兩年高中畢業之後就成為一個掛牌公開運作的黨外人士<text:span text:style-name="T3">,</text:span>像個亡命之徒那樣不把命當一回事了<text:span text:style-name="T3">.<text:line-break/><text:line-break/></text:span>三年前我第一次去到南京<text:span text:style-name="T3">,</text:span>來到金陵女中那附近<text:span text:style-name="T3">,</text:span>看著街上人行往來<text:span text:style-name="T3">,</text:span>感觸很深<text:span text:style-name="T3">. </text:span>這裏就是南京<text:span text:style-name="T3">,</text:span>那個影響我極為深遠的歷史鮮血就灑在我腳下這塊地方<text:span text:style-name="T3">,</text:span>這條江<text:span text:style-name="T3">?<text:line-break/><text:line-break/></text:span>一個印子打下了<text:span text:style-name="T3">,</text:span>就很難抹去<text:span text:style-name="T3">; </text:span>就像個揮之不去的幽靈一樣<text:span text:style-name="T3">,</text:span>時不時就會出來折騰我一番<text:span text:style-name="T3">. </text:span>我該怎麼理解戰爭<text:span text:style-name="T3">,</text:span>我該怎麼理解這一切難以理解的所謂人性<text:span text:style-name="T3">?<text:line-break/><text:line-break/></text:span>記得曾聽高俊明牧師約略說過他信主的心路歷程<text:span text:style-name="T3">,</text:span>他經歷過戰爭<text:span text:style-name="T3">,</text:span>見著太多殺戮<text:span text:style-name="T3">,</text:span>死的活的<text:span text:style-name="T3">,</text:span>就橫躺街上<text:span text:style-name="T3">,</text:span>無助而難以理解<text:span text:style-name="T3">. </text:span>這些邪惡之事已經超越了某種理解<text:span text:style-name="T3">,</text:span>不是做為一個人所能掌握<text:span text:style-name="T3">. </text:span>於是他信了主<text:span text:style-name="T3">.<text:line-break/><text:line-break/></text:span>我沒什麼資格說那些有關神的事<text:span text:style-name="T3">,</text:span>但在某種說不上來的世界中<text:span text:style-name="T3">,</text:span>我找到一些回應<text:span text:style-name="T3">,</text:span>一些安慰<text:span text:style-name="T3">. </text:span>沒有它<text:span text:style-name="T3">,</text:span>我不可能在各式個樣的印子底下活到現在<text:span text:style-name="T3">.<text:line-break/><text:line-break/></text:span>若要說起戰爭<text:span text:style-name="T3">,</text:span>說起南京那些日子<text:span text:style-name="T3">,</text:span>有個影像跟我產生了意象連結<text:span text:style-name="T3">,</text:span>夜深人靜的悲傷夜裏<text:span text:style-name="T3">,</text:span>我給自己像底下這樣一個待遇<text:span text:style-name="T3">,</text:span>從中得著一點慰藉和希望<text:span text:style-name="T3">. </text:span>堂闊宇深<text:span text:style-name="T3">,</text:span>好個世外桃源<text:span text:style-name="T3">.<text:line-break/><text:line-break/>https://www.youtube.com/watch?v=ai6fBVjMJB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